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29cm" fo:min-width="0.654cm"/>
    </style:style>
    <style:style style:name="gr2" style:family="graphic" style:parent-style-name="standard">
      <style:graphic-properties draw:textarea-horizontal-align="justify" draw:textarea-vertical-align="middle" draw:auto-grow-height="false" fo:min-height="0.129cm" fo:min-width="0.653cm"/>
    </style:style>
    <style:style style:name="gr3" style:family="graphic" style:parent-style-name="standard">
      <style:graphic-properties draw:textarea-horizontal-align="justify" draw:textarea-vertical-align="middle" draw:auto-grow-height="false" fo:min-height="0.13cm" fo:min-width="0.65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649cm" fo:min-width="0.39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49cm" fo:min-width="0.399cm"/>
    </style:style>
    <style:style style:name="gr7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36cm" fo:min-width="0.242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0.636cm" fo:min-width="0.24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13cm" fo:min-width="0.6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8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6cm" fo:min-width="0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1.5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44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286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76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29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2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2cm" fo:min-width="1.412cm"/>
      <style:paragraph-properties style:writing-mode="lr-tb"/>
    </style:style>
    <style:style style:name="P1" style:family="paragraph">
      <style:paragraph-properties fo:text-align="center"/>
      <style:text-properties fo:font-size="12pt" fo:language="en" fo:country="GB"/>
    </style:style>
    <style:style style:name="P2" style:family="paragraph">
      <style:paragraph-properties fo:text-align="center" style:writing-mode="lr-tb"/>
      <style:text-properties fo:font-size="12pt" fo:language="en" fo:country="GB"/>
    </style:style>
    <style:style style:name="P3" style:family="paragraph">
      <loext:graphic-properties draw:fill="none"/>
      <style:paragraph-properties fo:text-align="center"/>
      <style:text-properties fo:font-size="12pt"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2pt" fo:language="en" fo:country="GB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2pt" fo:language="en" fo:country="GB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="none" draw:fill-color="#ffffff"/>
      <style:paragraph-properties style:writing-mode="lr-tb"/>
      <style:text-properties fo:font-size="12pt"/>
    </style:style>
    <style:style style:name="P8" style:family="paragraph">
      <loext:graphic-properties draw:fill="none"/>
      <style:paragraph-properties fo:text-align="center"/>
      <style:text-properties fo:font-size="12pt"/>
    </style:style>
    <style:style style:name="P9" style:family="paragraph">
      <loext:graphic-properties draw:fill="none"/>
      <style:paragraph-properties style:writing-mode="lr-tb"/>
      <style:text-properties fo:font-size="12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T1" style:family="text">
      <style:text-properties fo:font-size="12pt" fo:language="en" fo:country="GB"/>
    </style:style>
    <style:style style:name="T2" style:family="text">
      <style:text-properties fo:font-size="12pt" fo:language="en" fo:country="GB" style:font-size-asian="18pt" style:font-size-complex="18pt"/>
    </style:style>
    <style:style style:name="T3" style:family="text">
      <style:text-properties style:text-position="-33% 58%" fo:font-size="12pt" fo:language="en" fo:country="GB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 fo:font-size="12pt" fo:language="en" fo:country="GB"/>
    </style:style>
    <style:style style:name="T7" style:family="text">
      <style:text-properties fo:font-size="12pt"/>
    </style:style>
    <style:style style:name="T8" style:family="text">
      <style:text-properties style:text-position="-33% 58%" fo:font-size="12pt"/>
    </style:style>
    <style:style style:name="T9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154cm" svg:height="0.379cm" svg:x="2.965cm" svg:y="0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1.153cm" svg:height="0.379cm" svg:x="6.271cm" svg:y="0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1.154cm" svg:height="0.379cm" svg:x="2.965cm" svg:y="3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1.153cm" svg:height="0.379cm" svg:x="6.34cm" svg:y="3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1.153cm" svg:height="0.38cm" draw:transform="rotate (1.5707963267949) translate (5.077cm 2.7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2.965cm" svg:y1="0.828cm" svg:x2="1.826cm" svg:y2="1.563cm" draw:start-shape="id1" draw:start-glue-point="3" draw:end-shape="id2" draw:end-glue-point="4" svg:d="M2965 828h-1139v735" svg:viewBox="0 0 1140 736">
          <text:p/>
        </draw:connector>
        <draw:connector draw:style-name="gr4" draw:text-style-name="P1" draw:layer="layout" svg:x1="1.826cm" svg:y1="2.832cm" svg:x2="2.965cm" svg:y2="3.514cm" draw:start-shape="id2" draw:start-glue-point="8" draw:end-shape="id3" draw:end-glue-point="3" svg:d="M1826 2832v682h1139" svg:viewBox="0 0 1140 683">
          <text:p/>
        </draw:connector>
        <draw:connector draw:style-name="gr4" draw:text-style-name="P1" draw:layer="layout" svg:x1="8.399cm" svg:y1="5.532cm" svg:x2="5.26cm" svg:y2="5.833cm" draw:start-shape="id4" draw:start-glue-point="2" draw:end-shape="id5" draw:end-glue-point="6" svg:d="M8399 5532v802h-3139v-501" svg:viewBox="0 0 3140 803">
          <text:p/>
        </draw:connector>
        <draw:connector draw:style-name="gr4" draw:text-style-name="P1" draw:layer="layout" svg:x1="4.119cm" svg:y1="3.514cm" svg:x2="6.34cm" svg:y2="3.514cm" draw:start-shape="id3" draw:start-glue-point="1" draw:end-shape="id6" draw:end-glue-point="3" svg:d="M4119 3514h2221" svg:viewBox="0 0 2222 1">
          <text:p/>
        </draw:connector>
        <draw:connector draw:style-name="gr4" draw:text-style-name="P1" draw:layer="layout" svg:x1="5.267cm" svg:y1="2.716cm" svg:x2="6.34cm" svg:y2="3.514cm" draw:start-shape="id7" draw:start-glue-point="3" draw:end-shape="id6" draw:end-glue-point="3" svg:d="M5267 2716v798h1073" svg:viewBox="0 0 1074 799">
          <text:p/>
        </draw:connector>
        <draw:connector draw:style-name="gr4" draw:text-style-name="P1" draw:layer="layout" svg:x1="6.271cm" svg:y1="0.828cm" svg:x2="5.267cm" svg:y2="1.563cm" draw:start-shape="id8" draw:start-glue-point="3" draw:end-shape="id7" draw:end-glue-point="1" svg:d="M6271 828h-1004v735" svg:viewBox="0 0 1005 736">
          <text:p/>
        </draw:connector>
        <draw:custom-shape draw:style-name="gr5" draw:text-style-name="P2" xml:id="id2" draw:id="id2" draw:layer="layout" svg:width="1.268cm" svg:height="1.269cm" svg:x="1.192cm" svg:y="1.56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6" draw:text-style-name="P1" draw:layer="layout" svg:width="1.269cm" svg:height="1.269cm" svg:x="7.765cm" svg:y="4.262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8.399cm" svg:y1="5.327cm" svg:x2="8.399cm" svg:y2="4.456cm">
            <text:p/>
          </draw:line>
        </draw:g>
        <draw:frame draw:style-name="gr8" draw:text-style-name="P4" draw:layer="layout" svg:width="1.128cm" svg:height="1.114cm" svg:x="0.372cm" svg:y="1.486cm">
          <draw:text-box>
            <text:p><text:span text:style-name="T2">V</text:span><text:span text:style-name="T3">a</text:span></text:p>
          </draw:text-box>
        </draw:frame>
        <draw:g xml:id="id9" draw:id="id9">
          <draw:custom-shape draw:style-name="gr9" draw:text-style-name="P1" draw:layer="layout" svg:width="1.482cm" svg:height="1.772cm" svg:x="7.649cm" svg:y="1.2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3" draw:layer="layout" svg:x1="8.388cm" svg:y1="1.795cm" svg:x2="8.388cm" svg:y2="2.666cm">
            <text:p/>
          </draw:line>
        </draw:g>
        <draw:custom-shape draw:style-name="gr11" draw:text-style-name="P2" xml:id="id5" draw:id="id5" draw:layer="layout" svg:width="1.483cm" svg:height="1.772cm" svg:x="4.519cm" svg:y="4.061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5" draw:layer="layout" svg:width="3.168cm" svg:height="1.114cm" svg:x="5.1cm" svg:y="5.586cm">
          <draw:text-box>
            <text:p><text:span text:style-name="T4">V</text:span><text:span text:style-name="T5">c</text:span><text:span text:style-name="T4"> = K</text:span><text:span text:style-name="T5">c</text:span><text:span text:style-name="T4"> I</text:span><text:span text:style-name="T5">c</text:span><text:span text:style-name="T1"> </text:span></text:p>
          </draw:text-box>
        </draw:frame>
        <draw:connector draw:style-name="gr4" draw:text-style-name="P6" draw:layer="layout" svg:x1="4.119cm" svg:y1="3.514cm" svg:x2="5.26cm" svg:y2="4.061cm" draw:start-shape="id3" draw:start-glue-point="1" draw:end-shape="id5" draw:end-glue-point="4" svg:d="M4119 3514h1141v547" svg:viewBox="0 0 1142 548">
          <text:p/>
        </draw:connector>
        <draw:connector draw:style-name="gr4" draw:text-style-name="P6" draw:layer="layout" svg:x1="4.119cm" svg:y1="0.828cm" svg:x2="5.267cm" svg:y2="1.563cm" draw:start-shape="id1" draw:start-glue-point="1" draw:end-shape="id7" draw:end-glue-point="1" svg:d="M4119 828h1148v735" svg:viewBox="0 0 1149 736">
          <text:p/>
        </draw:connector>
        <draw:connector draw:style-name="gr4" draw:text-style-name="P6" draw:layer="layout" svg:x1="7.493cm" svg:y1="3.514cm" svg:x2="8.399cm" svg:y2="4.263cm" draw:start-shape="id6" draw:start-glue-point="1" draw:end-shape="id4" draw:end-glue-point="0" svg:d="M7493 3514h906v749" svg:viewBox="0 0 907 750">
          <text:p/>
        </draw:connector>
        <draw:connector draw:style-name="gr4" draw:text-style-name="P6" draw:layer="layout" svg:x1="7.424cm" svg:y1="0.828cm" svg:x2="8.39cm" svg:y2="1.28cm" draw:start-shape="id8" draw:start-glue-point="1" draw:end-shape="id9" draw:end-glue-point="0" svg:d="M7424 828h966v452" svg:viewBox="0 0 967 453">
          <text:p/>
        </draw:connector>
        <draw:connector draw:style-name="gr4" draw:text-style-name="P6" draw:layer="layout" svg:x1="8.39cm" svg:y1="3.052cm" svg:x2="8.399cm" svg:y2="4.263cm" draw:start-shape="id9" draw:start-glue-point="2" draw:end-shape="id4" draw:end-glue-point="0" svg:d="M8390 3052v605h9v606" svg:viewBox="0 0 10 1212">
          <text:p/>
        </draw:connector>
        <draw:custom-shape draw:style-name="gr13" draw:text-style-name="P1" xml:id="id10" draw:id="id10" draw:layer="layout" svg:width="1.154cm" svg:height="0.38cm" svg:x="2.964cm" svg:y="6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11" draw:id="id11" draw:layer="layout" svg:width="1.154cm" svg:height="0.38cm" draw:transform="rotate (1.5707963267949) translate (1.633cm 5.4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4.118cm" svg:y1="6.338cm" svg:x2="5.26cm" svg:y2="5.833cm" draw:start-shape="id10" draw:start-glue-point="1" draw:end-shape="id5" draw:end-glue-point="6" svg:d="M4118 6338h1142v-505" svg:viewBox="0 0 1143 506">
          <text:p/>
        </draw:connector>
        <draw:connector draw:style-name="gr4" draw:text-style-name="P6" draw:layer="layout" svg:x1="1.823cm" svg:y1="4.317cm" svg:x2="2.965cm" svg:y2="3.514cm" draw:start-shape="id11" draw:start-glue-point="1" draw:end-shape="id3" draw:end-glue-point="3" svg:d="M1823 4317v-803h1142" svg:viewBox="0 0 1143 804">
          <text:p/>
        </draw:connector>
        <draw:connector draw:style-name="gr4" draw:text-style-name="P6" draw:layer="layout" svg:x1="1.823cm" svg:y1="5.471cm" svg:x2="2.964cm" svg:y2="6.338cm" draw:start-shape="id11" draw:start-glue-point="3" draw:end-shape="id10" draw:end-glue-point="3" svg:d="M1823 5471v867h1141" svg:viewBox="0 0 1142 868">
          <text:p/>
        </draw:connector>
        <draw:frame draw:style-name="gr14" draw:text-style-name="P5" draw:layer="layout" svg:width="1.488cm" svg:height="1.114cm" svg:x="9.064cm" svg:y="5.119cm">
          <draw:text-box>
            <text:p><text:span text:style-name="T1">I</text:span><text:span text:style-name="T6">d</text:span></text:p>
          </draw:text-box>
        </draw:frame>
        <draw:frame draw:style-name="gr15" draw:text-style-name="P7" draw:layer="layout" svg:width="1.162cm" svg:height="1.114cm" svg:x="3.202cm" svg:y="6.528cm">
          <draw:text-box>
            <text:p><text:span text:style-name="T7">R</text:span><text:span text:style-name="T8">7</text:span></text:p>
          </draw:text-box>
        </draw:frame>
        <draw:frame draw:style-name="gr15" draw:text-style-name="P7" draw:layer="layout" svg:width="1.162cm" svg:height="1.114cm" svg:x="6.556cm" svg:y="3.704cm">
          <draw:text-box>
            <text:p><text:span text:style-name="T7">R</text:span><text:span text:style-name="T8">5</text:span></text:p>
          </draw:text-box>
        </draw:frame>
        <draw:frame draw:style-name="gr16" draw:text-style-name="P7" draw:layer="layout" svg:width="1.031cm" svg:height="1.096cm" svg:x="3.17cm" svg:y="3.704cm">
          <draw:text-box>
            <text:p><text:span text:style-name="T7">R</text:span><text:span text:style-name="T8">4</text:span></text:p>
          </draw:text-box>
        </draw:frame>
        <draw:frame draw:style-name="gr15" draw:text-style-name="P7" draw:layer="layout" svg:width="1.162cm" svg:height="1.114cm" svg:x="5.339cm" svg:y="1.8cm">
          <draw:text-box>
            <text:p><text:span text:style-name="T7">R</text:span><text:span text:style-name="T8">3</text:span></text:p>
          </draw:text-box>
        </draw:frame>
        <draw:frame draw:style-name="gr15" draw:text-style-name="P7" draw:layer="layout" svg:width="1.162cm" svg:height="1.114cm" svg:x="6.491cm" svg:y="1.018cm">
          <draw:text-box>
            <text:p><text:span text:style-name="T7">R</text:span><text:span text:style-name="T8">2</text:span></text:p>
          </draw:text-box>
        </draw:frame>
        <draw:frame draw:style-name="gr15" draw:text-style-name="P7" draw:layer="layout" svg:width="1.162cm" svg:height="1.114cm" svg:x="0.138cm" svg:y="4.4cm">
          <draw:text-box>
            <text:p><text:span text:style-name="T7">R</text:span><text:span text:style-name="T8">6</text:span></text:p>
          </draw:text-box>
        </draw:frame>
        <draw:custom-shape draw:style-name="gr17" draw:text-style-name="P6" draw:layer="layout" svg:width="0.162cm" svg:height="0.178cm" svg:x="5.174cm" svg:y="3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161cm" svg:height="0.178cm" svg:x="8.274cm" svg:y="3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161cm" svg:height="0.177cm" svg:x="5.175cm" svg:y="6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161cm" svg:height="0.178cm" svg:x="5.175cm" svg:y="0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1.128cm" svg:height="2.536cm" svg:x="4.301cm" svg:y="1.3cm">
          <draw:text-box>
            <text:p><text:span text:style-name="T7">+</text:span></text:p>
            <text:p><text:span text:style-name="T7">V</text:span><text:span text:style-name="T8">b</text:span></text:p>
            <text:p><text:span text:style-name="T7">-</text:span></text:p>
          </draw:text-box>
        </draw:frame>
        <draw:line draw:style-name="gr19" draw:text-style-name="P8" draw:layer="layout" svg:x1="2.267cm" svg:y1="4.317cm" svg:x2="2.267cm" svg:y2="5.617cm">
          <text:p/>
        </draw:line>
        <draw:frame draw:style-name="gr20" draw:text-style-name="P9" draw:layer="layout" svg:width="0.842cm" svg:height="1.825cm" svg:x="2.159cm" svg:y="4.489cm">
          <draw:text-box>
            <text:p><text:span text:style-name="T4">I</text:span><text:span text:style-name="T5">c</text:span></text:p>
          </draw:text-box>
        </draw:frame>
        <draw:circle draw:style-name="gr4" draw:text-style-name="P10" draw:layer="layout" svg:width="0.8cm" svg:height="0.8cm" svg:x="3.101cm" svg:y="1.8cm" draw:kind="arc" draw:start-angle="314.77" draw:end-angle="225.8">
          <text:p/>
        </draw:circle>
        <draw:frame draw:style-name="gr21" draw:text-style-name="P7" draw:layer="layout" svg:width="0.942cm" svg:height="0.826cm" svg:x="3.159cm" svg:y="0.9cm">
          <draw:text-box>
            <text:p><text:span text:style-name="T7">R</text:span><text:span text:style-name="T8">1</text:span></text:p>
          </draw:text-box>
        </draw:frame>
        <draw:circle draw:style-name="gr4" draw:text-style-name="P10" draw:layer="layout" svg:width="0.8cm" svg:height="0.8cm" svg:x="6.501cm" svg:y="1.9cm" draw:kind="arc" draw:start-angle="314.77" draw:end-angle="225.8">
          <text:p/>
        </draw:circle>
        <draw:circle draw:style-name="gr4" draw:text-style-name="P10" draw:layer="layout" svg:width="0.8cm" svg:height="0.8cm" svg:x="6.501cm" svg:y="4.813cm" draw:kind="arc" draw:start-angle="314.77" draw:end-angle="225.8">
          <text:p/>
        </draw:circle>
        <draw:circle draw:style-name="gr4" draw:text-style-name="P10" draw:layer="layout" svg:width="0.8cm" svg:height="0.8cm" svg:x="3.132cm" svg:y="4.678cm" draw:kind="arc" draw:start-angle="314.77" draw:end-angle="225.8">
          <text:p/>
        </draw:circle>
        <draw:frame draw:style-name="gr22" draw:text-style-name="P12" draw:layer="layout" svg:width="0.786cm" svg:height="0.826cm" svg:x="2.501cm" svg:y="1.4cm">
          <draw:text-box>
            <text:p text:style-name="P11"><text:span text:style-name="T7">I</text:span><text:span text:style-name="T8">A</text:span></text:p>
          </draw:text-box>
        </draw:frame>
        <draw:frame draw:style-name="gr23" draw:text-style-name="P13" draw:layer="layout" svg:width="0.855cm" svg:height="0.826cm" svg:x="5.945cm" svg:y="1.374cm">
          <draw:text-box>
            <text:p text:style-name="P11"><text:span text:style-name="T7">I</text:span><text:span text:style-name="T8">B</text:span></text:p>
          </draw:text-box>
        </draw:frame>
        <draw:frame draw:style-name="gr24" draw:text-style-name="P12" draw:layer="layout" svg:width="0.799cm" svg:height="0.826cm" svg:x="2.701cm" svg:y="4.174cm">
          <draw:text-box>
            <text:p text:style-name="P11"><text:span text:style-name="T7">I</text:span><text:span text:style-name="T8">C</text:span></text:p>
          </draw:text-box>
        </draw:frame>
        <draw:frame draw:style-name="gr24" draw:text-style-name="P12" draw:layer="layout" svg:width="0.799cm" svg:height="0.826cm" svg:x="6.101cm" svg:y="4.174cm">
          <draw:text-box>
            <text:p text:style-name="P11"><text:span text:style-name="T7">I</text:span><text:span text:style-name="T8">D</text:span></text:p>
          </draw:text-box>
        </draw:frame>
        <draw:line draw:style-name="gr19" draw:text-style-name="P14" draw:layer="layout" svg:x1="3.8cm" svg:y1="2.5cm" svg:x2="3.5cm" svg:y2="2.8cm">
          <text:p/>
        </draw:line>
        <draw:line draw:style-name="gr19" draw:text-style-name="P14" draw:layer="layout" svg:x1="6.6cm" svg:y1="2.6cm" svg:x2="6.9cm" svg:y2="2.9cm">
          <text:p/>
        </draw:line>
        <draw:line draw:style-name="gr19" draw:text-style-name="P14" draw:layer="layout" svg:x1="3.3cm" svg:y1="5.4cm" svg:x2="3.5cm" svg:y2="5.6cm">
          <text:p/>
        </draw:line>
        <draw:line draw:style-name="gr19" draw:text-style-name="P14" draw:layer="layout" svg:x1="6.6cm" svg:y1="5.5cm" svg:x2="6.9cm" svg:y2="5.7cm">
          <text:p/>
        </draw:line>
        <draw:frame draw:style-name="gr18" draw:text-style-name="P7" draw:layer="controls" svg:width="1.128cm" svg:height="2.536cm" svg:x="0.972cm" svg:y="4.1cm">
          <draw:text-box>
            <text:p><text:span text:style-name="T7">+</text:span></text:p>
            <text:p><text:span text:style-name="T8"/></text:p>
            <text:p><text:span text:style-name="T7">-</text:span></text:p>
          </draw:text-box>
        </draw:frame>
        <draw:frame draw:style-name="gr18" draw:text-style-name="P7" draw:layer="controls" svg:width="1.128cm" svg:height="2.536cm" svg:x="4.301cm" svg:y="1.3cm">
          <draw:text-box>
            <text:p><text:span text:style-name="T7">+</text:span></text:p>
            <text:p><text:span text:style-name="T7">V</text:span><text:span text:style-name="T8">b</text:span></text:p>
            <text:p><text:span text:style-name="T7">-</text:span></text:p>
          </draw:text-box>
        </draw:frame>
        <draw:frame draw:style-name="gr25" draw:text-style-name="P15" draw:layer="controls" svg:width="2.1cm" svg:height="0.725cm" svg:x="2.6cm" svg:y="5.6cm">
          <draw:text-box>
            <text:p><text:span text:style-name="T9">+ <text:s text:c="5"/>-</text:span></text:p>
          </draw:text-box>
        </draw:frame>
        <draw:frame draw:style-name="gr25" draw:text-style-name="P15" draw:layer="controls" svg:width="2.1cm" svg:height="0.725cm" svg:x="6cm" svg:y="2.8cm">
          <draw:text-box>
            <text:p><text:span text:style-name="T9">+ <text:s text:c="5"/>-</text:span></text:p>
          </draw:text-box>
        </draw:frame>
        <draw:frame draw:style-name="gr25" draw:text-style-name="P15" draw:layer="controls" svg:width="2.1cm" svg:height="0.725cm" svg:x="2.7cm" svg:y="0.1cm">
          <draw:text-box>
            <text:p><text:span text:style-name="T9">+ <text:s text:c="5"/>-</text:span></text:p>
          </draw:text-box>
        </draw:frame>
        <draw:frame draw:style-name="gr25" draw:text-style-name="P15" draw:layer="controls" svg:width="2.1cm" svg:height="0.725cm" svg:x="6cm" svg:y="0.1cm">
          <draw:text-box>
            <text:p><text:span text:style-name="T9">- <text:s text:c="5"/>+</text:span></text:p>
          </draw:text-box>
        </draw:frame>
        <draw:frame draw:style-name="gr25" draw:text-style-name="P15" draw:layer="controls" svg:width="2.1cm" svg:height="0.725cm" svg:x="2.6cm" svg:y="2.8cm">
          <draw:text-box>
            <text:p><text:span text:style-name="T9">- <text:s text:c="5"/>+</text:span></text:p>
          </draw:text-box>
        </draw:frame>
        <draw:g>
          <draw:line draw:style-name="gr26" draw:text-style-name="P14" draw:layer="layout" svg:x1="1.428cm" svg:y1="4.199cm" svg:x2="1.397cm" svg:y2="2.899cm">
            <text:p/>
          </draw:line>
          <draw:line draw:style-name="gr26" draw:text-style-name="P14" draw:layer="layout" svg:x1="1.432cm" svg:y1="4.2cm" svg:x2="1.401cm" svg:y2="2.9cm">
            <text:p/>
          </draw:line>
          <draw:line draw:style-name="gr26" draw:text-style-name="P14" draw:layer="layout" svg:x1="1.242cm" svg:y1="3.258cm" svg:x2="1.254cm" svg:y2="3.904cm">
            <text:p/>
          </draw:line>
          <draw:line draw:style-name="gr26" draw:text-style-name="P14" draw:layer="layout" svg:x1="1.1cm" svg:y1="3.436cm" svg:x2="1.106cm" svg:y2="3.746cm">
            <text:p/>
          </draw:line>
          <draw:line draw:style-name="gr26" draw:text-style-name="P14" draw:layer="layout" svg:x1="1.426cm" svg:y1="3.566cm" svg:x2="1.8cm" svg:y2="3.562cm">
            <text:p/>
          </draw:line>
        </draw:g>
        <draw:custom-shape draw:style-name="gr17" draw:text-style-name="P6" draw:layer="layout" svg:width="0.161cm" svg:height="0.178cm" svg:x="1.732cm" svg:y="3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5" draw:layer="layout" svg:width="1.912cm" svg:height="1.262cm" svg:x="-0.112cm" svg:y="2.9cm">
          <draw:text-box>
            <text:p><text:span text:style-name="T9">GN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2T16:38:32.522334808</dc:date>
    <meta:editing-duration>PT34M11S</meta:editing-duration>
    <meta:editing-cycles>13</meta:editing-cycles>
    <meta:generator>LibreOffice/6.4.6.2$Linux_X86_64 LibreOffice_project/40$Build-2</meta:generator>
    <meta:document-statistic meta:object-count="73"/>
  </office:meta>
</office:document-meta>
</file>